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page"/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Fragebogen Agiles Arbeiten<text:tab/>2</text:p>
          <text:p text:style-name="P3">Vorbereitung<text:tab/>2</text:p>
          <text:p text:style-name="P2">Wurde die Agile Philosophie besprochen<text:tab/>2</text:p>
          <text:p text:style-name="P2">Wurden klare Rollen definiert<text:tab/>2</text:p>
          <text:p text:style-name="P2">Wurden die Rollen eindeutig an Personen verteilt<text:tab/>2</text:p>
          <text:p text:style-name="P2">Wurde ein klarer Start definiert<text:tab/>2</text:p>
          <text:p text:style-name="P2">Gibt es schriftliche verbindliche Vereinbahrungen z.B. Betriebsrat<text:tab/>2</text:p>
          <text:p text:style-name="P2">Wurden Leute zu Agil gezwungen, die das nicht wollten<text:tab/>2</text:p>
          <text:p text:style-name="P2">Durften alle Agil arbeiten, die das wünschten<text:tab/>2</text:p>
          <text:p text:style-name="P2">Gibt es Personen, die Management Kurse belegt haben; und darin Zertifikate erhalten haben (z.B. PMI_ACP)<text:tab/>2</text:p>
          <text:p text:style-name="P2">Wurde klar eine Untergruppe des Agilen bestimmt: Scrum / XP / Lean.Kanban / …<text:tab/>2</text:p>
          <text:p text:style-name="P2">Gab es allgemeine Schulungen (auch für Team-Member)<text:tab/>2</text:p>
          <text:p text:style-name="P3">Erleben<text:tab/>3</text:p>
          <text:p text:style-name="P2">Werden die Agilen Strukturen eingehalten<text:tab/>3</text:p>
          <text:p text:style-name="P2">Hält der Scrum-Master Störungen der Pilosophie weg<text:tab/>3</text:p>
          <text:p text:style-name="P2">Versteht der Product Owner seine Rolle<text:tab/>3</text:p>
          <text:p text:style-name="P2">Funktioniert die Aufgaben-Zuteilung<text:tab/>3</text:p>
          <text:p text:style-name="P2">Ist das notwendige Arbeits-Material vorhanden<text:tab/>3</text:p>
          <text:p text:style-name="P2">Wurden Leute abgezogen<text:tab/>3</text:p>
          <text:p text:style-name="P2">Wurden Selbstorganisationsdaten (Jira / Confluence) im Sinne des Agilen eingesetzt oder wurde die Daten missbräuchlich eingesetzt z.B. Zur Leistungsmessung / Mitarbeiterbewertung oder z.B. an andere Firmen weitergegeben<text:tab/>3</text:p>
          <text:p text:style-name="P2">Wird ein Mindset gelebt<text:tab/>3</text:p>
          <text:p text:style-name="P2">Wurde das Mindset zur 'Rotlichtbestrahlung' (übermässige ideologisierung mit Zwang zur Selbstkritik)<text:tab/>3</text:p>
          <text:p text:style-name="P2">Wurden Sprint-Reviews und Retrospektiven gehalten und daraus Folgen für die zukünftige Arbeit abgeleitet<text:tab/>3</text:p>
          <text:p text:style-name="P2">Has sich die Qualität der Ergebnisses verbessert<text:tab/>3</text:p>
          <text:p text:style-name="P2">Sehen Sie eine Einhaltung der definierte Agilen Strukturen / Rituale oder gibt es eine starke Diskrepanz von Theorie und Praxis<text:tab/>3</text:p>
          <text:p text:style-name="P2">Hat Agil die Entwicklungseffektivität gesteigert<text:tab/>3</text:p>
          <text:p text:style-name="P2">Wurden Sie für Offenheit 'bestraft'<text:tab/>3</text:p>
          <text:p text:style-name="P2">Haben Team-Member die Möglichkeit die Einhaltung von Agilen Prinzipien zu fordern<text:tab/>3</text:p>
          <text:p text:style-name="P3">Fühlen<text:tab/>4</text:p>
          <text:p text:style-name="P2">Fühlen Sie sich in den Möglichkeiten erweitert<text:tab/>4</text:p>
          <text:p text:style-name="P2">Hat sich der Leistungsdruck gesteigert<text:tab/>4</text:p>
          <text:p text:style-name="P2">Hat sich das Klima zwischen den Kollegen / Team-Membern verbessert<text:tab/>4</text:p>
          <text:p text:style-name="P2">Hat sich die gefühlte Leitkultur verbessert<text:tab/>4</text:p>
          <text:p text:style-name="P2">Gibt es 'Neid' Einflüsse von Kollegen ausserhalb des Agilen<text:tab/>4</text:p>
          <text:p text:style-name="P2">Erleben Sie eine gute Mischung aus Führung und Freiheit<text:tab/>4</text:p>
          <text:p text:style-name="P2">Gibt es Spannungen zwischen den Team-Membern<text:tab/>4</text:p>
          <text:p text:style-name="P2">Werden Fehler auf sachlicher oder persönlicher Ebene besprochen<text:tab/>4</text:p>
          <text:p text:style-name="P2">Fühlen Sie sich als Person und in Ihrer Leistung anerkannt<text:tab/>4</text:p>
          <text:p text:style-name="P2">Kommen Sie gelegentlich in einen 'Flow'<text:tab/>4</text:p>
          <text:p text:style-name="P2">Befüchten Sie schon vor der Arbeit 'dafür werde ich angekackt'<text:tab/>4</text:p>
          <text:p text:style-name="P2">Entstehen durch Agil öfters Erlebnisse wie 'ich hab was geschfft'<text:tab/>4</text:p>
          <text:p text:style-name="P3">Fazit<text:tab/>4</text:p>
          <text:p text:style-name="P2">Wollten Sie im agilen Team sein<text:tab/>4</text:p>
          <text:p text:style-name="P2">Würden Sie noch mal 'ja' sagen (zum agilen Arbeiten)<text:tab/>4</text:p>
          <text:p text:style-name="P2">Wenn Sie heute wählen würden: Bleiben Sie im agilen Team oder wollen Sie in alte Strukturen zurückkehren<text:tab/>4</text:p>
          <text:p text:style-name="P2">Was waren die schlimmsten Stolpersteine …. (?)<text:tab/>4</text:p>
          <text:p text:style-name="P2">Wem diente die Agile Einführung: Mitarbeitern; dem Entwicklungsergebnis; den Leitern; anderen Abteilungen …<text:tab/>4</text:p>
          <text:p text:style-name="P2">Sind die Agilen Ideologien auf ihre konkrete Aufgabe anwendbar<text:tab/>4</text:p>
        </text:index-body>
      </text:table-of-content>
      <text:p text:style-name="Standard"/>
      <text:h text:style-name="P1" text:outline-level="1">Fragebogen Agiles Arbeiten</text:h>
      <text:h text:style-name="Heading_20_1" text:outline-level="1">Vorbereitung</text:h>
      <text:h text:style-name="Heading_20_2" text:outline-level="2">Wurde die Agile Philosophie besprochen</text:h>
      <text:h text:style-name="Heading_20_2" text:outline-level="2">Wurden klare Rollen definiert</text:h>
      <text:h text:style-name="Heading_20_2" text:outline-level="2">Wurden die Rollen eindeutig an Personen verteilt</text:h>
      <text:h text:style-name="Heading_20_2" text:outline-level="2">Wurde ein klarer Start definiert</text:h>
      <text:h text:style-name="Heading_20_2" text:outline-level="2">Gibt es schriftliche verbindliche Vereinbahrungen z.B. Betriebsrat</text:h>
      <text:h text:style-name="Heading_20_2" text:outline-level="2">Wurden Leute zu Agil gezwungen, die das nicht wollten</text:h>
      <text:h text:style-name="Heading_20_2" text:outline-level="2">Durften alle Agil arbeiten, die das wünschten</text:h>
      <text:h text:style-name="Heading_20_2" text:outline-level="2">Gibt es Personen, die Management Kurse belegt haben; und darin Zertifikate erhalten haben (z.B. PMI_ACP)</text:h>
      <text:h text:style-name="Heading_20_2" text:outline-level="2">Wurde klar eine Untergruppe des Agilen bestimmt: Scrum / XP / Lean.Kanban / …</text:h>
      <text:h text:style-name="Heading_20_2" text:outline-level="2">Gab es allgemeine Schulungen (auch für Team-Member)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Erleben</text:h>
      <text:h text:style-name="Heading_20_2" text:outline-level="2">Werden die Agilen Strukturen eingehalten</text:h>
      <text:h text:style-name="Heading_20_2" text:outline-level="2">Hält der Scrum-Master Störungen der Pilosophie weg</text:h>
      <text:h text:style-name="Heading_20_2" text:outline-level="2">Versteht der Product Owner seine Rolle</text:h>
      <text:h text:style-name="Heading_20_2" text:outline-level="2">Funktioniert die Aufgaben-Zuteilung</text:h>
      <text:h text:style-name="Heading_20_2" text:outline-level="2">Ist das notwendige Arbeits-Material vorhanden</text:h>
      <text:h text:style-name="Heading_20_2" text:outline-level="2">Wurden Leute abgezogen</text:h>
      <text:h text:style-name="Heading_20_2" text:outline-level="2">Wurden Selbstorganisationsdaten (Jira / Confluence) im Sinne des Agilen eingesetzt oder wurde die Daten missbräuchlich eingesetzt z.B. Zur Leistungsmessung / Mitarbeiterbewertung oder z.B. an andere Firmen weitergegeben</text:h>
      <text:h text:style-name="Heading_20_2" text:outline-level="2">Wird ein Mindset gelebt</text:h>
      <text:h text:style-name="Heading_20_2" text:outline-level="2">Wurde das Mindset zur 'Rotlichtbestrahlung' (übermässige ideologisierung mit Zwang zur Selbstkritik)</text:h>
      <text:h text:style-name="Heading_20_2" text:outline-level="2">Wurden Sprint-Reviews und Retrospektiven gehalten und daraus Folgen für die zukünftige Arbeit abgeleitet</text:h>
      <text:h text:style-name="Heading_20_2" text:outline-level="2">Has sich die Qualität der Ergebnisses verbessert</text:h>
      <text:h text:style-name="Heading_20_2" text:outline-level="2">Sehen Sie eine Einhaltung der definierte Agilen Strukturen / Rituale oder gibt es eine starke Diskrepanz von Theorie und Praxis</text:h>
      <text:h text:style-name="Heading_20_2" text:outline-level="2">Hat Agil die Entwicklungseffektivität gesteigert</text:h>
      <text:h text:style-name="Heading_20_2" text:outline-level="2">Wurden Sie für Offenheit 'bestraft'</text:h>
      <text:h text:style-name="Heading_20_2" text:outline-level="2">Haben Team-Member die Möglichkeit die Einhaltung von Agilen Prinzipien zu fordern</text:h>
      <text:h text:style-name="Heading_20_1" text:outline-level="1"><text:soft-page-break/>Fühlen</text:h>
      <text:h text:style-name="Heading_20_2" text:outline-level="2">Fühlen Sie sich in den Möglichkeiten erweitert</text:h>
      <text:h text:style-name="Heading_20_2" text:outline-level="2">Hat sich der Leistungsdruck gesteigert</text:h>
      <text:h text:style-name="Heading_20_2" text:outline-level="2">Hat sich das Klima zwischen den Kollegen / Team-Membern verbessert</text:h>
      <text:h text:style-name="Heading_20_2" text:outline-level="2">Hat sich die gefühlte Leitkultur verbessert</text:h>
      <text:h text:style-name="Heading_20_2" text:outline-level="2">Gibt es 'Neid' Einflüsse von Kollegen ausserhalb des Agilen</text:h>
      <text:h text:style-name="Heading_20_2" text:outline-level="2">Erleben Sie eine gute Mischung aus Führung und Freiheit</text:h>
      <text:h text:style-name="Heading_20_2" text:outline-level="2">Gibt es Spannungen zwischen den Team-Membern</text:h>
      <text:h text:style-name="Heading_20_2" text:outline-level="2">Werden Fehler auf sachlicher oder persönlicher Ebene besprochen</text:h>
      <text:h text:style-name="Heading_20_2" text:outline-level="2">Fühlen Sie sich als Person und in Ihrer Leistung anerkannt</text:h>
      <text:h text:style-name="Heading_20_2" text:outline-level="2">Kommen Sie gelegentlich in einen 'Flow'</text:h>
      <text:h text:style-name="Heading_20_2" text:outline-level="2">Befüchten Sie schon vor der Arbeit 'dafür werde ich angekackt'</text:h>
      <text:h text:style-name="Heading_20_2" text:outline-level="2">Entstehen durch Agil öfters Erlebnisse wie 'ich hab was geschfft'</text:h>
      <text:h text:style-name="Heading_20_1" text:outline-level="1">Fazit</text:h>
      <text:h text:style-name="Heading_20_2" text:outline-level="2">Wollten Sie im agilen Team sein</text:h>
      <text:h text:style-name="Heading_20_2" text:outline-level="2">Würden Sie noch mal 'ja' sagen (zum agilen Arbeiten)</text:h>
      <text:h text:style-name="Heading_20_2" text:outline-level="2">Wenn Sie heute wählen würden: Bleiben Sie im agilen Team oder wollen Sie in alte Strukturen zurückkehren</text:h>
      <text:h text:style-name="Heading_20_2" text:outline-level="2">Was waren die schlimmsten Stolpersteine …. (?)</text:h>
      <text:h text:style-name="Heading_20_2" text:outline-level="2">Wem diente die Agile Einführung: Mitarbeitern; dem Entwicklungsergebnis; den Leitern; anderen Abteilungen …</text:h>
      <text:h text:style-name="Heading_20_2" text:outline-level="2">Sind die Agilen Ideologien auf ihre konkrete Aufgabe anwendba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language="de" fo:country="DE" fo:font-weight="bold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/>
      <style:text-properties fo:font-size="115%" fo:language="de" fo:country="DE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1pt" fo:language="de" fo:country="D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2pt" fo:language="de" fo:country="DE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1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language="de" fo:country="D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h pv</meta:initial-creator>
    <meta:creation-date>2020-02-28T14:32:44.43</meta:creation-date>
    <meta:generator>OpenOffice/4.1.6$Win32 OpenOffice.org_project/416m1$Build-9790</meta:generator>
    <dc:date>2020-02-28T16:09:32.09</dc:date>
    <dc:creator>mh pv</dc:creator>
    <meta:editing-duration>PT1H29M55S</meta:editing-duration>
    <meta:editing-cycles>19</meta:editing-cycles>
    <meta:document-statistic meta:table-count="0" meta:image-count="0" meta:object-count="0" meta:page-count="4" meta:paragraph-count="97" meta:word-count="803" meta:character-count="5421"/>
  </office:meta>
</office:document-meta>
</file>